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1.8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1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2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3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true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2017-06-09</text:date>, <text:time>17:27:0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7:27:09.18</dc:date>
    <dc:creator>a a</dc:creator>
    <meta:document-statistic meta:table-count="3" meta:cell-count="16" meta:object-count="0"/>
    <meta:generator>OpenOffice/4.1.3$Win32 OpenOffice.org_project/413m1$Build-9783</meta:generator>
  </office:meta>
</office:document-meta>
</file>